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face style:name="DejaVu Sans Condensed" svg:font-family="'DejaVu Sans Condensed'"/>
    <style:font-face style:name="DejaVu Sans Mono" svg:font-family="'DejaVu Sans Mono'"/>
    <style:font-face style:name="Nimbus Roman No9 L1" svg:font-family="'Nimbus Roman No9 L'"/>
    <style:font-face style:name="StarSymbol" svg:font-family="StarSymbol"/>
    <style:font-face style:name="Times New Roman" svg:font-family="'Times New Roman'"/>
    <style:font-face style:name="FreeSerif" svg:font-family="FreeSerif" style:font-family-generic="roman"/>
    <style:font-face style:name="Nimbus Roman No9 L" svg:font-family="'Nimbus Roman No9 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5.05in" table:align="center" style:shadow="#808080 0.0701in 0.0701in"/>
    </style:style>
    <style:style style:name="Table1.A" style:family="table-column">
      <style:table-column-properties style:column-width="5.05in"/>
    </style:style>
    <style:style style:name="Table1.A1" style:family="table-cell">
      <style:table-cell-properties style:vertical-align="middle" fo:padding="0.0201in" fo:border="0.0007in solid #000000"/>
    </style:style>
    <style:style style:name="Table2" style:family="table">
      <style:table-properties style:width="4.9285in" fo:margin-left="0.6729in" fo:margin-right="1.0215in" table:align="margins" style:shadow="#808080 0.0701in 0.0701in"/>
    </style:style>
    <style:style style:name="Table2.A" style:family="table-column">
      <style:table-column-properties style:column-width="4.9285in" style:rel-column-width="65535*"/>
    </style:style>
    <style:style style:name="Table2.A1" style:family="table-cell">
      <style:table-cell-properties fo:padding="0in" fo:border="none"/>
    </style:style>
    <style:style style:name="Table3" style:family="table">
      <style:table-properties style:width="5.8903in" table:align="center" style:shadow="#808080 0.0701in 0.0701in"/>
    </style:style>
    <style:style style:name="Table3.A" style:family="table-column">
      <style:table-column-properties style:column-width="5.8903in"/>
    </style:style>
    <style:style style:name="Table3.A1" style:family="table-cell">
      <style:table-cell-properties fo:padding="0.0201in" fo:border="0.0007in solid #000000"/>
    </style:style>
    <style:style style:name="Table4" style:family="table">
      <style:table-properties style:width="5.7799in" table:align="center" style:shadow="#808080 0.0701in 0.0701in"/>
    </style:style>
    <style:style style:name="Table4.A" style:family="table-column">
      <style:table-column-properties style:column-width="5.7799in"/>
    </style:style>
    <style:style style:name="Table4.A1" style:family="table-cell">
      <style:table-cell-properties fo:padding="0.0201in" fo:border-left="0.0007in solid #000000" fo:border-right="0.0007in solid #000000" fo:border-top="0.0007in solid #000000" fo:border-bottom="none"/>
    </style:style>
    <style:style style:name="Table5" style:family="table">
      <style:table-properties style:width="6.1403in" table:align="center" style:shadow="#808080 0.0701in 0.0701in"/>
    </style:style>
    <style:style style:name="Table5.A" style:family="table-column">
      <style:table-column-properties style:column-width="6.1403in"/>
    </style:style>
    <style:style style:name="Table5.A1" style:family="table-cell">
      <style:table-cell-properties fo:padding="0.0201in" fo:border="0.0007in solid #000000"/>
    </style:style>
    <style:style style:name="Table6" style:family="table">
      <style:table-properties style:width="5.8597in" table:align="center" style:shadow="#808080 0.0701in 0.0701in"/>
    </style:style>
    <style:style style:name="Table6.A" style:family="table-column">
      <style:table-column-properties style:column-width="5.8597in"/>
    </style:style>
    <style:style style:name="Table6.A1" style:family="table-cell">
      <style:table-cell-properties fo:padding="0.0201in" fo:border-left="0.0007in solid #000000" fo:border-right="0.0007in solid #000000" fo:border-top="0.0007in solid #000000" fo:border-bottom="none"/>
    </style:style>
    <style:style style:name="Table7" style:family="table">
      <style:table-properties style:width="4.2097in" table:align="center" style:shadow="#808080 0.0701in 0.0701in"/>
    </style:style>
    <style:style style:name="Table7.A" style:family="table-column">
      <style:table-column-properties style:column-width="4.2097in"/>
    </style:style>
    <style:style style:name="Table7.A1" style:family="table-cell">
      <style:table-cell-properties fo:padding="0.0201in" fo:border="0.0007in solid #000000"/>
    </style:style>
    <style:style style:name="Table15" style:family="table">
      <style:table-properties style:width="5.2903in" table:align="center" style:shadow="#808080 0.0701in 0.0701in"/>
    </style:style>
    <style:style style:name="Table15.A" style:family="table-column">
      <style:table-column-properties style:column-width="5.2903in"/>
    </style:style>
    <style:style style:name="Table15.A1" style:family="table-cell">
      <style:table-cell-properties fo:padding="0.0382in" fo:border="0.0007in solid #000000"/>
    </style:style>
    <style:style style:name="Table10" style:family="table">
      <style:table-properties style:width="5.3799in" table:align="center" style:shadow="#808080 0.0701in 0.0701in"/>
    </style:style>
    <style:style style:name="Table10.A" style:family="table-column">
      <style:table-column-properties style:column-width="5.3799in"/>
    </style:style>
    <style:style style:name="Table10.A1" style:family="table-cell">
      <style:table-cell-properties fo:padding="0in" fo:border="none"/>
    </style:style>
    <style:style style:name="Table8" style:family="table">
      <style:table-properties style:width="6.3903in" table:align="center" style:shadow="#808080 0.0701in 0.0701in"/>
    </style:style>
    <style:style style:name="Table8.A" style:family="table-column">
      <style:table-column-properties style:column-width="6.3903in"/>
    </style:style>
    <style:style style:name="Table8.A1" style:family="table-cell">
      <style:table-cell-properties fo:padding="0.0382in" fo:border="0.0007in solid #000000"/>
    </style:style>
    <style:style style:name="Table11" style:family="table">
      <style:table-properties style:width="5.0903in" table:align="center" style:shadow="#808080 0.0701in 0.0701in"/>
    </style:style>
    <style:style style:name="Table11.A" style:family="table-column">
      <style:table-column-properties style:column-width="5.0903in"/>
    </style:style>
    <style:style style:name="Table11.A1" style:family="table-cell">
      <style:table-cell-properties fo:padding="0in" fo:border="none"/>
    </style:style>
    <style:style style:name="Table12" style:family="table">
      <style:table-properties style:width="5.9583in" fo:margin-left="0.4764in" fo:margin-right="0.1882in" table:align="margins" style:shadow="#808080 0.0701in 0.0701in"/>
    </style:style>
    <style:style style:name="Table12.A" style:family="table-column">
      <style:table-column-properties style:column-width="5.9583in" style:rel-column-width="8686*"/>
    </style:style>
    <style:style style:name="Table12.A1" style:family="table-cell">
      <style:table-cell-properties fo:padding="0.0382in" fo:border="0.0007in solid #000000"/>
    </style:style>
    <style:style style:name="Table13" style:family="table">
      <style:table-properties style:width="5.2201in" table:align="center" style:shadow="#808080 0.0701in 0.0701in"/>
    </style:style>
    <style:style style:name="Table13.A" style:family="table-column">
      <style:table-column-properties style:column-width="5.2201in"/>
    </style:style>
    <style:style style:name="Table13.A1" style:family="table-cell">
      <style:table-cell-properties fo:padding="0.0382in" fo:border="0.0007in solid #000000"/>
    </style:style>
    <style:style style:name="Table9" style:family="table">
      <style:table-properties style:width="6.0097in" table:align="center" style:shadow="#808080 0.0701in 0.0701in"/>
    </style:style>
    <style:style style:name="Table9.A" style:family="table-column">
      <style:table-column-properties style:column-width="6.0097in"/>
    </style:style>
    <style:style style:name="Table9.A1" style:family="table-cell">
      <style:table-cell-properties fo:padding="0.0382in" fo:border="0.0007in solid #000000"/>
    </style:style>
    <style:style style:name="Table14" style:family="table">
      <style:table-properties style:width="5.9597in" table:align="center" style:shadow="#808080 0.0701in 0.0701in"/>
    </style:style>
    <style:style style:name="Table14.A" style:family="table-column">
      <style:table-column-properties style:column-width="5.9597in"/>
    </style:style>
    <style:style style:name="Table14.A1" style:family="table-cell">
      <style:table-cell-properties fo:padding="0.0382in" fo:border="0.0007in solid #000000"/>
    </style:style>
    <style:style style:name="Table16" style:family="table">
      <style:table-properties style:width="5.8854in" fo:margin-left="0.4715in" fo:margin-right="0.266in" table:align="margins" style:shadow="#808080 0.0701in 0.0701in"/>
    </style:style>
    <style:style style:name="Table16.A" style:family="table-column">
      <style:table-column-properties style:column-width="5.8854in" style:rel-column-width="8579*"/>
    </style:style>
    <style:style style:name="Table16.A1" style:family="table-cell">
      <style:table-cell-properties fo:padding="0.0382in" fo:border="0.0007in solid #000000"/>
    </style:style>
    <style:style style:name="Table17" style:family="table">
      <style:table-properties style:width="5.85in" table:align="center" style:shadow="#808080 0.0701in 0.0701in"/>
    </style:style>
    <style:style style:name="Table17.A" style:family="table-column">
      <style:table-column-properties style:column-width="5.85in"/>
    </style:style>
    <style:style style:name="Table17.A1" style:family="table-cell">
      <style:table-cell-properties fo:padding="0.0382in" fo:border="0.0007in solid #000000"/>
    </style:style>
    <style:style style:name="Table18" style:family="table">
      <style:table-properties style:width="5.5in" table:align="center" style:shadow="#808080 0.0701in 0.0701in"/>
    </style:style>
    <style:style style:name="Table18.A" style:family="table-column">
      <style:table-column-properties style:column-width="5.5in"/>
    </style:style>
    <style:style style:name="Table18.A1" style:family="table-cell">
      <style:table-cell-properties fo:padding="0.0382in" fo:border="0.0007in solid #000000"/>
    </style:style>
    <style:style style:name="Table19" style:family="table">
      <style:table-properties style:width="5.3299in" table:align="center" style:shadow="#808080 0.0701in 0.0701in"/>
    </style:style>
    <style:style style:name="Table19.A" style:family="table-column">
      <style:table-column-properties style:column-width="5.3299in"/>
    </style:style>
    <style:style style:name="Table19.A1" style:family="table-cell">
      <style:table-cell-properties fo:padding="0.0382in" fo:border="0.0007in solid #000000"/>
    </style:style>
    <style:style style:name="Table20" style:family="table">
      <style:table-properties style:width="5.9903in" table:align="center" style:shadow="#808080 0.0701in 0.0701in"/>
    </style:style>
    <style:style style:name="Table20.A" style:family="table-column">
      <style:table-column-properties style:column-width="5.9903in"/>
    </style:style>
    <style:style style:name="Table20.A1" style:family="table-cell">
      <style:table-cell-properties fo:padding="0.0382in" fo:border="0.0007in solid #000000"/>
    </style:style>
    <style:style style:name="P1" style:family="paragraph" style:parent-style-name="Normal">
      <style:paragraph-properties fo:text-align="end" style:justify-single-word="false"/>
      <style:text-properties fo:font-size="10pt"/>
    </style:style>
    <style:style style:name="P2" style:family="paragraph" style:parent-style-name="Normal">
      <style:text-properties style:font-name="DejaVu Sans1" fo:font-size="10pt" fo:font-weight="bold" style:font-size-asian="10pt" style:font-size-complex="10pt"/>
    </style:style>
    <style:style style:name="P3" style:family="paragraph" style:parent-style-name="Normal">
      <style:paragraph-properties fo:text-align="center" style:justify-single-word="false"/>
      <style:text-properties style:font-name="DejaVu Sans1" fo:font-size="10pt" fo:font-weight="bold" style:font-size-asian="10pt" style:font-size-complex="10pt"/>
    </style:style>
    <style:style style:name="P4" style:family="paragraph" style:parent-style-name="Normal">
      <style:text-properties style:font-name="DejaVu Sans1" fo:font-size="10pt" style:font-size-asian="10pt" style:font-size-complex="10pt"/>
    </style:style>
    <style:style style:name="P5" style:family="paragraph" style:parent-style-name="Normal">
      <style:text-properties style:font-name="DejaVu Sans1" fo:font-size="10pt" fo:language="en" fo:country="US" style:font-size-asian="10pt" style:font-size-complex="10pt"/>
    </style:style>
    <style:style style:name="P6" style:family="paragraph" style:parent-style-name="Normal">
      <style:text-properties style:font-name="DejaVu Sans1" fo:font-size="10pt" fo:font-weight="normal" style:font-size-asian="10pt" style:font-weight-asian="normal" style:font-size-complex="10pt" style:font-weight-complex="normal"/>
    </style:style>
    <style:style style:name="P7" style:family="paragraph" style:parent-style-name="Text_20_body">
      <style:paragraph-properties fo:margin-top="0in" fo:margin-bottom="0in"/>
      <style:text-properties fo:font-size="10pt"/>
    </style:style>
    <style:style style:name="P8" style:family="paragraph" style:parent-style-name="Text_20_body">
      <style:paragraph-properties fo:margin-top="0in" fo:margin-bottom="0in"/>
      <style:text-properties style:font-name="DejaVu Sans1" fo:font-size="10pt" fo:font-weight="bold" style:font-size-asian="10pt" style:font-size-complex="10pt"/>
    </style:style>
    <style:style style:name="P9" style:family="paragraph" style:parent-style-name="Text_20_body">
      <style:paragraph-properties fo:margin-top="0in" fo:margin-bottom="0in"/>
      <style:text-properties style:font-name="DejaVu Sans1" fo:font-size="10pt" style:font-size-asian="10pt" style:font-size-complex="10pt"/>
    </style:style>
    <style:style style:name="P10" style:family="paragraph" style:parent-style-name="Text_20_body">
      <style:paragraph-properties fo:margin-top="0in" fo:margin-bottom="0in"/>
      <style:text-properties style:font-name="DejaVu Sans1" fo:font-size="10pt" fo:language="en" fo:country="US" fo:font-weight="bold" style:font-size-asian="10pt" style:font-size-complex="10pt"/>
    </style:style>
    <style:style style:name="P11" style:family="paragraph" style:parent-style-name="Text_20_body">
      <style:paragraph-properties fo:margin-top="0in" fo:margin-bottom="0in"/>
      <style:text-properties style:font-name="DejaVu Sans1" fo:font-size="10pt" fo:language="en" fo:country="US" style:font-size-asian="10pt" style:font-size-complex="10pt"/>
    </style:style>
    <style:style style:name="P12" style:family="paragraph" style:parent-style-name="Text_20_body">
      <style:paragraph-properties fo:margin-top="0in" fo:margin-bottom="0in"/>
      <style:text-properties style:font-name="DejaVu Sans1" fo:font-size="10pt" fo:font-weight="normal" style:font-size-asian="10pt" style:font-weight-asian="normal" style:font-size-complex="10pt" style:font-weight-complex="normal"/>
    </style:style>
    <style:style style:name="P13" style:family="paragraph" style:parent-style-name="Text_20_body">
      <style:text-properties style:font-name="DejaVu Sans1" fo:font-size="10pt" style:font-size-asian="10pt" style:font-size-complex="10pt"/>
    </style:style>
    <style:style style:name="P14" style:family="paragraph" style:parent-style-name="Table_20_Contents">
      <style:paragraph-properties fo:text-align="start" style:justify-single-word="false"/>
      <style:text-properties style:font-name="DejaVu Sans1" fo:font-size="10pt" style:font-size-asian="10pt" style:font-size-complex="10pt"/>
    </style:style>
    <style:style style:name="P15" style:family="paragraph" style:parent-style-name="Standard" style:list-style-name="L1">
      <style:text-properties style:font-name="DejaVu Sans1" fo:font-size="10pt" fo:language="en" fo:country="US" style:font-size-asian="10pt" style:font-size-complex="10pt"/>
    </style:style>
    <style:style style:name="P16" style:family="paragraph" style:parent-style-name="Standard" style:list-style-name="L2">
      <style:text-properties style:font-name="DejaVu Sans1" fo:font-size="10pt" fo:language="en" fo:country="US" style:font-size-asian="10pt" style:font-size-complex="10pt"/>
    </style:style>
    <style:style style:name="P17" style:family="paragraph" style:parent-style-name="Standard" style:list-style-name="L3">
      <style:text-properties style:font-name="DejaVu Sans1" fo:font-size="10pt" fo:language="en" fo:country="US" style:font-size-asian="10pt" style:font-size-complex="10pt"/>
    </style:style>
    <style:style style:name="P18" style:family="paragraph" style:parent-style-name="Standard" style:list-style-name="L4">
      <style:text-properties style:font-name="DejaVu Sans1" fo:font-size="10pt" fo:language="en" fo:country="US" style:font-size-asian="10pt" style:font-size-complex="10pt"/>
    </style:style>
    <style:style style:name="P19" style:family="paragraph" style:parent-style-name="Standard" style:list-style-name="L5">
      <style:text-properties style:font-name="DejaVu Sans1" fo:font-size="10pt" fo:language="en" fo:country="US" style:font-size-asian="10pt" style:font-size-complex="10pt"/>
    </style:style>
    <style:style style:name="P20" style:family="paragraph" style:parent-style-name="Standard" style:list-style-name="L6">
      <style:paragraph-properties fo:margin-top="0in" fo:margin-bottom="0in"/>
      <style:text-properties style:font-name="DejaVu Sans1" fo:font-size="10pt" fo:language="en" fo:country="US" style:font-size-asian="10pt" style:font-size-complex="10pt"/>
    </style:style>
    <style:style style:name="P21" style:family="paragraph" style:parent-style-name="Normal">
      <style:text-properties style:font-name="DejaVu Sans1" fo:font-size="10pt" style:font-size-asian="10pt" style:font-size-complex="10pt"/>
    </style:style>
    <style:style style:name="P22" style:family="paragraph" style:parent-style-name="Normal">
      <style:text-properties style:font-name="DejaVu Sans1" fo:font-size="10pt" fo:font-weight="bold" style:font-size-asian="10pt" style:font-size-complex="10pt"/>
    </style:style>
    <style:style style:name="P23" style:family="paragraph" style:parent-style-name="Text_20_body">
      <style:text-properties style:font-name="DejaVu Sans1" fo:font-size="10pt" style:font-size-asian="10pt" style:font-size-complex="10pt"/>
    </style:style>
    <style:style style:name="P24" style:family="paragraph" style:parent-style-name="Text_20_body">
      <style:paragraph-properties fo:margin-top="0in" fo:margin-bottom="0in"/>
      <style:text-properties style:font-name="DejaVu Sans1" fo:font-size="10pt" style:font-size-asian="10pt" style:font-size-complex="10pt"/>
    </style:style>
    <style:style style:name="P25" style:family="paragraph" style:parent-style-name="Text_20_body">
      <style:paragraph-properties fo:margin-top="0in" fo:margin-bottom="0in"/>
      <style:text-properties style:font-name="DejaVu Sans1" fo:font-size="10pt" fo:font-weight="bold" style:font-size-asian="10pt" style:font-weight-asian="bold" style:font-size-complex="10pt" style:font-weight-complex="bold"/>
    </style:style>
    <style:style style:name="P26" style:family="paragraph" style:parent-style-name="Text_20_body">
      <style:paragraph-properties fo:margin-top="0in" fo:margin-bottom="0in"/>
      <style:text-properties style:font-name="DejaVu Sans1" fo:font-size="10pt" fo:font-weight="normal"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DejaVu Sans1" fo:font-size="10pt" style:font-size-asian="10pt" style:font-size-complex="10pt"/>
    </style:style>
    <style:style style:name="T1" style:family="text">
      <style:text-properties style:font-name="DejaVu Sans1" style:font-size-asian="10pt" style:font-size-complex="10pt"/>
    </style:style>
    <style:style style:name="T2" style:family="text">
      <style:text-properties fo:font-style="italic"/>
    </style:style>
    <style:style style:name="T3" style:family="text">
      <style:text-properties fo:language="en" fo:country="US"/>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normal" style:font-weight-asian="normal" style:font-weight-complex="normal"/>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bullet-char="–">
        <style:list-level-properties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bullet-char="–">
        <style:list-level-properties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bullet-char="–">
        <style:list-level-properties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bullet-char="–">
        <style:list-level-properties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bullet-char="•">
        <style:list-level-properties text:space-before="0.25in" text:min-label-width="0.25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develop an activity in Schoolsplay.</text:p>
      <text:p text:style-name="P4"/>
      <text:p text:style-name="P2">Copyright and License:</text:p>
      <text:p text:style-name="P13">Copyright (c) 2009 Stas Zytkiewicz</text:p>
      <text:p text:style-name="P13">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provided in file 'copyright.txt' and at <text:span text:style-name="T2">GNU Free Documentation License</text:span>. </text:p>
      <text:p text:style-name="P2">What this howto covers:</text:p>
      <text:p text:style-name="P4">Explanation of the different parts of a SP activity and how to develop such an activity.</text:p>
      <text:p text:style-name="P4">I will show some of the powerful objects you can use and how they make it easier to develop an activity. Besides the mandatory class and methods you can use any kind of Python code</text:p>
      <text:p text:style-name="P4">you want, but you should consider to follow the design of the existing activities.</text:p>
      <text:p text:style-name="P4">In the second part we will create a simple activity which can be used as a starting point for your own activity.</text:p>
      <text:p text:style-name="P4"/>
      <text:p text:style-name="P2">What this howto doesn't cover:</text:p>
      <text:p text:style-name="P4">This howto will only explain how to develop an activity for SP. You should be familiar with Python, Python classes, pyGTK and some understanding of OOP (Object Oriented Programming).</text:p>
      <text:p text:style-name="P4">You might also want to read the API docs in the docs directory or at the wiki.</text:p>
      <text:p text:style-name="P4">I will not explain Python/pyGTK programming details. </text:p>
      <text:p text:style-name="P4">Another good source of information are the row1 and row2 activities, these activities are relatively simple and are easy to follow. I've also included some remarks and doc strings to explain what's going on. <text:s/></text:p>
      <text:p text:style-name="P2"/>
      <text:p text:style-name="P2">Additional help and information:</text:p>
      <text:p text:style-name="P6">You can get more information and help at the schoolsplay mailinglist:</text:p>
      <text:p text:style-name="P6"><text:a xlink:type="simple" xlink:href="https://lists.sourceforge.net/lists/listinfo/schoolsplay-devel">https://lists.sourceforge.net/lists/listinfo/schoolsplay-devel</text:a></text:p>
      <text:p text:style-name="P6">Or contact one of the schoolsplay developers:</text:p>
      <text:p text:style-name="P6"><text:a xlink:type="simple" xlink:href="mailto:stas.zytkiewicz@gmail.com">stas.zytkiewicz@gmail.com</text:a></text:p>
      <text:p text:style-name="P6"><text:a xlink:type="simple" xlink:href="mailto:chris.van.bael@gmail.com">chris.van.bael@gmail.com</text:a></text:p>
      <text:p text:style-name="P4"/>
      <text:p text:style-name="P3">1. Overview of the SP design.</text:p>
      <text:p text:style-name="P4"/>
      <text:p text:style-name="P4">Schoolsplay(SP) uses a plugin system for the activities which means SP will load, start and setup</text:p>
      <text:p text:style-name="P4">the activity, then it starts an eventloop for the activity.</text:p>
      <text:p text:style-name="P4">What happens in SPMainCore.py (SPC) is this:</text:p>
      <text:list text:style-name="L1">
        <text:list-item>
          <text:p text:style-name="P15">SPC start the menu, which is also an activity.</text:p>
        </text:list-item>
        <text:list-item>
          <text:p text:style-name="P15">user hits a activity icon.</text:p>
        </text:list-item>
        <text:list-item>
          <text:p text:style-name="P15">SPC loads the activity.</text:p>
        </text:list-item>
        <text:list-item>
          <text:p text:style-name="P15">SPC calls activity.Activity(AA) with an instance of the SPGoodies class which holds references to useful stuff provided by the SPC.</text:p>
        </text:list-item>
        <text:list-item>
          <text:p text:style-name="P15">SPC calls AA.start() to let the activity do whatever it needs to start.</text:p>
        </text:list-item>
        <text:list-item>
          <text:p text:style-name="P15">SPC calls AA.next_level with the number of the level and a dbase mapper which is a class object that provides abstraction methods to store stuff into the SQL dbase.</text:p>
        </text:list-item>
      </text:list>
      <text:p text:style-name="P4"><text:s text:c="4"/>(the details are explained later)</text:p>
      <text:list text:style-name="L2">
        <text:list-item>
          <text:p text:style-name="P16">SPC starts an eventloop which will call AA.loop with the events that occurred. It does this 40 times per second.</text:p>
        </text:list-item>
      </text:list>
      <text:p text:style-name="P4"/>
      <text:p text:style-name="P4">SPC controls also the other non activity events and wraps all the calls to the activity in a try/except clause to prevent a crash due to an error in an activity.</text:p>
      <text:p text:style-name="P4">Logging:</text:p>
      <text:p text:style-name="P4">You should use the SP logger facility to log all useful stuff needed to debug and of course to</text:p>
      <text:p text:style-name="P4">report errors. Loggers use a parent and child like pattern. The toplevel logger would be</text:p>
      <text:p text:style-name="P4">called “schoolsplay.&lt;activityname&gt;” and an activity class, “schoolsplay.&lt;activityname&gt;.&lt;classname&gt;”</text:p>
      <text:p text:style-name="P4"/>
      <table:table table:name="Table1" table:style-name="Table1">
        <table:table-column table:style-name="Table1.A"/>
        <text:soft-page-break/>
        <table:table-row>
          <table:table-cell table:style-name="Table1.A1" office:value-type="string">
            <text:p text:style-name="P4"/>
            <text:p text:style-name="P4"><text:s/>module_logger = logging.getLogger("schoolsplay.row1")</text:p>
            <text:p text:style-name="P4"><text:s/>....</text:p>
            <text:p text:style-name="P4"><text:s text:c="2"/>class Activity:</text:p>
            <text:p text:style-name="P4"><text:s/>....</text:p>
            <text:p text:style-name="P4"><text:s text:c="6"/>self.logger = <text:s/>logging.getLogger("schoolsplay.row1.Activity")</text:p>
            <text:p text:style-name="P4"><text:s text:c="7"/>self.logger.info("Activity started")</text:p>
            <text:p text:style-name="P4">....</text:p>
          </table:table-cell>
        </table:table-row>
      </table:table>
      <text:p text:style-name="P4"/>
      <text:p text:style-name="P4"/>
      <text:p text:style-name="P4">If you create a class, for example 'RowWidget', you would add logging like this:</text:p>
      <text:p text:style-name="P4"/>
      <table:table table:name="Table2" table:style-name="Table2">
        <table:table-column table:style-name="Table2.A"/>
        <table:table-row>
          <table:table-cell table:style-name="Table2.A1" office:value-type="string">
            <text:p text:style-name="P4"/>
            <text:p text:style-name="P4"><text:s text:c="2"/>self.logger = logging.getLogger("schoolsplay.row1.RowWidget")</text:p>
            <text:p text:style-name="P4"/>
          </table:table-cell>
        </table:table-row>
      </table:table>
      <text:p text:style-name="P4"/>
      <text:p text:style-name="P4">See the Python module docs about the use of loggers if you want to know the finer details.</text:p>
      <text:p text:style-name="P4">One thing to remember is that you shouldn't define new loggers, all the configuration is done</text:p>
      <text:p text:style-name="P4">by SPC. You must only get a logger and set it up. SPC takes care of formatting the messages and sending logging output to a log file. </text:p>
      <text:p text:style-name="P4">The logging to a file is useful on Windows which doesn't send output streams to a file or screen when not started from a console.</text:p>
      <text:p text:style-name="P4"/>
      <text:p text:style-name="P4">Logging is important for debugging as well as to make it easier for somebody else to follow your program. It's also important to try to catch exceptions and not rely on SPC to catch it for you.</text:p>
      <text:p text:style-name="P4">When SPC catches an exception the activity is stopped and the menu is started again.</text:p>
      <text:p text:style-name="P4">Of course you shouldn't try to catch every error that could occur. For example if a user has deleted some images you need you shouldn't try to catch the exception but let SPC take care of it. Assume everything is installed as it should.</text:p>
      <text:p text:style-name="P4"/>
      <text:p text:style-name="P4">While debugging you activity it is often useful to have all kinds of data displaying to the screen but you should use the 'debug' level and reserve 'error' for real errors messages.</text:p>
      <text:p text:style-name="P4">The reason for this is that SP defaults to log level 'error' and we don't want to annoy the user</text:p>
      <text:p text:style-name="P4">with all kinds of debugging messages. If you want to see the debug messages just start SP with</text:p>
      <text:p text:style-name="P4">the command line option 'loglevel' set to 'debug'. </text:p>
      <text:p text:style-name="P4">Logging levels used are:</text:p>
      <text:p text:style-name="P4">'debug', for debugging messages.</text:p>
      <text:p text:style-name="P4">'error', for errors that should be reported to the user. SP uses the 'error' level as the default logging level. In case of an error you would probably notice SPC that the activity couldn't be run.</text:p>
      <text:p text:style-name="P4">You notify the core by raising utils.MyError.</text:p>
      <text:p text:style-name="P4">You should use the logging 'exception' level to produce an traceback.</text:p>
      <text:p text:style-name="P4"/>
      <text:p text:style-name="P4">Example :</text:p>
      <text:p text:style-name="P4"/>
      <table:table table:name="Table3" table:style-name="Table3">
        <table:table-column table:style-name="Table3.A"/>
        <table:table-row>
          <table:table-cell table:style-name="Table3.A1" office:value-type="string">
            <text:p text:style-name="P4"><text:s text:c="7"/>......</text:p>
            <text:p text:style-name="P4"><text:s text:c="7"/>try:</text:p>
            <text:p text:style-name="P4"><text:s text:c="11"/># load our images or whatever</text:p>
            <text:p text:style-name="P4"><text:s text:c="11"/>.....</text:p>
            <text:p text:style-name="P4"><text:s text:c="11"/>.....</text:p>
            <text:p text:style-name="P4"><text:s text:c="7"/>except IOError,info:</text:p>
            <text:p text:style-name="P4"><text:s text:c="11"/>self.logger.error("Can't load images: %s" % info)</text:p>
            <text:p text:style-name="P4"><text:s text:c="11"/>raise utils.MyError(str(info))# MyError will make the core end this game</text:p>
            <text:p text:style-name="P4"><text:s text:c="7"/>else:</text:p>
            <text:p text:style-name="P4"><text:s text:c="11"/>self.logger.debug("Loaded %s images" % len(self.imagelist))</text:p>
            <text:p text:style-name="P4"><text:s text:c="7"/>.......</text:p>
          </table:table-cell>
        </table:table-row>
      </table:table>
      <text:p text:style-name="P2"/>
      <text:p text:style-name="P2">Additional data:</text:p>
      <text:p text:style-name="P4">Additional data your activity needs like images, sounds or special files should all be stored in</text:p>
      <text:p text:style-name="P4"><text:soft-page-break/>a directory called &lt;activityname capitalized&gt;Data. For example, the directory for row1 is called, 'Row1Data' and it's placed inside the 'lib/CRData' directory from the SP tree.</text:p>
      <text:p text:style-name="P4">You can access the data by using the path provided by the SPGoodies object you 'Activity' received.</text:p>
      <text:p text:style-name="P4"/>
      <table:table table:name="Table4" table:style-name="Table4">
        <table:table-column table:style-name="Table4.A"/>
        <table:table-row>
          <table:table-cell table:style-name="Table4.A1" office:value-type="string">
            <text:p text:style-name="P4">class Activity:</text:p>
            <text:p text:style-name="P4">....</text:p>
            <text:p text:style-name="P4"><text:s text:c="5"/>def __init__(self,SPGoodies):</text:p>
            <text:p text:style-name="P4"><text:s text:c="5"/>....</text:p>
            <text:p text:style-name="P4"><text:s text:c="5"/>self.SPG = SPGoodies</text:p>
            <text:p text:style-name="P4"><text:s text:c="5"/>....</text:p>
            <text:p text:style-name="P4"><text:s text:c="5"/>self.my_datadir = os.path.join(self.SPG.get_libdir_path(), 'Row1Data')</text:p>
            <text:p text:style-name="P4"><text:s text:c="5"/>....</text:p>
          </table:table-cell>
        </table:table-row>
      </table:table>
      <text:p text:style-name="P4"/>
      <text:p text:style-name="P4">You must use the path from SPG as you don't know were your data directory will be installed as every platform has it's own locations to store stuff.</text:p>
      <text:p text:style-name="P4"/>
      <text:p text:style-name="P2">Eventloop:</text:p>
      <text:p text:style-name="P6">Every GTK based application needs an eventloop to proccess keyboard and mouse events.</text:p>
      <text:p text:style-name="P6">The GTK eventloop is handled by SPC and you shouldn't call the GTK eventloop from your</text:p>
      <text:p text:style-name="P6">activity.</text:p>
      <text:p text:style-name="P6">To make you activity part of the main GTK window you place you main pyGTK frame containing the whole activity inside the frame you receive from SPC.</text:p>
      <text:p text:style-name="P6"/>
      <text:p text:style-name="P6">Example taken from row1:</text:p>
      <text:p text:style-name="P2"/>
      <table:table table:name="Table5" table:style-name="Table5">
        <table:table-column table:style-name="Table5.A"/>
        <table:table-row>
          <table:table-cell table:style-name="Table5.A1" office:value-type="string">
            <text:p text:style-name="P4"><text:s text:c="7"/></text:p>
            <text:p text:style-name="P4"><text:s text:c="7"/># The frame received from the core will be our "parent window" </text:p>
            <text:p text:style-name="P4"><text:s text:c="7"/># The core will remove us when were finished.</text:p>
            <text:p text:style-name="P4"><text:s text:c="7"/>self.parentframe = self.SPG.get_parent()</text:p>
            <text:p text:style-name="P4"><text:s text:c="7"/># we use an alignment to center our stackwidget in the parentframe</text:p>
            <text:p text:style-name="P4"><text:s text:c="7"/>self.mainalignment = gtk.Alignment(xalign=0.5, yalign=0.5)</text:p>
            <text:p text:style-name="P4"><text:s text:c="7"/>self.parentframe.add(self.mainalignment)</text:p>
            <text:p text:style-name="P4"/>
          </table:table-cell>
        </table:table-row>
      </table:table>
      <text:p text:style-name="P2"/>
      <text:p text:style-name="P4"/>
      <text:p text:style-name="P2">Data collecting.</text:p>
      <text:p text:style-name="P9">A major part of SP is the ability to collect data about the users progress from the activities and store it into a SQL based database.</text:p>
      <text:p text:style-name="P9">Again all the hard work is done by SP but you must develop a way to get useful data from your activity. See the 'Howto_datacollecting' for more information about this subject.</text:p>
      <text:p text:style-name="P9"/>
      <text:p text:style-name="P2">Language support.</text:p>
      <text:p text:style-name="P4">Providing language support for a Python program can sometimes be challenging especially if you want to support all the major platforms. </text:p>
      <text:p text:style-name="P4">Luckily you can use the framework provided by SP.</text:p>
      <text:p text:style-name="P4">The only thing you have to do to provide platform and encoding independent language support is to wrap your strings in a special function called '_'. <text:s/>Yes that's an underscore.</text:p>
      <text:p text:style-name="P4"/>
      <text:p text:style-name="P4">So for example you want to localize the following string: “The aim of this activity:”.</text:p>
      <text:p text:style-name="P4">You wrap it inside the '_' function: _(“The aim of this activity:”).</text:p>
      <text:p text:style-name="P4">That's all. </text:p>
      <text:p text:style-name="P4">SP will take care of generating 'po' files, compiling them into 'mo' files and replace them at</text:p>
      <text:p text:style-name="P4">runtime. If you like to know more about localization you should read the 'locales' and 'gettext' Python modules documentation. </text:p>
      <text:p text:style-name="P4">If you just want to localize your strings use '_' and be done with it. <text:s/></text:p>
      <text:p text:style-name="P4"/>
      <text:p text:style-name="P2">Mandatory class and methods.</text:p>
      <text:p text:style-name="P4">Your activity must provide a class called 'Activity'.</text:p>
      <text:p text:style-name="P4">This class must expose the following methods. The template module already has these.</text:p>
      <text:p text:style-name="P4">(The creation of a template will be discussed later)</text:p>
      <text:p text:style-name="P4"><text:soft-page-break/></text:p>
      <text:list text:style-name="L3">
        <text:list-item>
          <text:p text:style-name="P17">get_helptitle(self)<text:line-break/><text:span text:style-name="T3">Must return the name of the activity. The string should be translatable.</text:span></text:p>
        </text:list-item>
        <text:list-item>
          <text:p text:style-name="P17">get_name(self)</text:p>
        </text:list-item>
      </text:list>
      <text:p text:style-name="P5"><text:s text:c="5"/>Must return the name of the activity in lower case. The string must not be translatable.</text:p>
      <text:list text:style-name="L4">
        <text:list-item>
          <text:p text:style-name="P18">get_help(self)<text:line-break/>Must return a list with strings containing the help text. Strings should be translatable.</text:p>
        </text:list-item>
        <text:list-item>
          <text:p text:style-name="P18">start(self)<text:line-break/>No return value.</text:p>
        </text:list-item>
        <text:list-item>
          <text:p text:style-name="P18">get_score(self,timespend)<text:line-break/>Must return an integer between 1 and 10 indicating the result in the current level.</text:p>
        </text:list-item>
        <text:list-item>
          <text:p text:style-name="P18">next_level(self,level,db_mapper)</text:p>
        </text:list-item>
      </text:list>
      <text:p text:style-name="P5"><text:s text:c="5"/>Must return True if there levels left and False when no more levels left.</text:p>
      <text:list text:style-name="L5">
        <text:list-item>
          <text:p text:style-name="P19">post_next_level(self)<text:line-break/>Return None and is intended to start stuff that runs in another thread.<text:line-break/>You probably don't need this but you must define it.</text:p>
        </text:list-item>
      </text:list>
      <text:p text:style-name="P4"/>
      <text:p text:style-name="P4"><text:span text:style-name="T3">In case you use timers, <text:s/>you </text:span><text:span text:style-name="T4">must</text:span> provide a method called 'stop_timer' which will</text:p>
      <text:p text:style-name="P4">stop any timers or other threaded stuff you started. The SPC will call 'stop_timer' on any activity when the level ends just in case. It will also cache any exception in case the activity hasn't such a method.</text:p>
      <text:p text:style-name="P4">It's very important that all threads are stopped when the user quits SP otherwise SP will freeze and the user has to kill the process themselves which is very bad. </text:p>
      <text:p text:style-name="P4">I cannot stress this to much, <text:span text:style-name="T4">you must make sure not to leave threads running</text:span>.</text:p>
      <text:p text:style-name="P4"/>
      <text:p text:style-name="P4"/>
      <text:p text:style-name="P3">2. Activity creation example.</text:p>
      <text:p text:style-name="P9"/>
      <text:p text:style-name="P9">We will create a simple and rather useless activity called 'tester'.</text:p>
      <text:p text:style-name="P9">It will allow the user to type the result of adding two numbers in an entry box and then hit</text:p>
      <text:p text:style-name="P9">the solution button to check the solution.</text:p>
      <text:p text:style-name="P9">The source for this module is included in the SVN tree.</text:p>
      <text:p text:style-name="P9"/>
      <text:p text:style-name="P8">Setup for developing.</text:p>
      <text:p text:style-name="P8"/>
      <text:p text:style-name="P9">At the moment of writing the schoolsplay project hasn't released any code yet so you should check out the code from SVN.</text:p>
      <text:p text:style-name="P9">(No sourceforge account needed)</text:p>
      <text:p text:style-name="P7"><text:span text:style-name="Teletype_5f_text"><text:span text:style-name="T1">svn co https://schoolsplay.svn.sourceforge.net/svnroot/schoolsplay/trunk </text:span></text:span></text:p>
      <text:p text:style-name="P9"/>
      <text:p text:style-name="P9">We will run SP from inside this directory so there's no need to install SP.</text:p>
      <text:p text:style-name="P9">In the SVN sourcetree, you'll find, amongst other files:</text:p>
      <text:list text:style-name="L6">
        <text:list-item>
          <text:p text:style-name="P20">Two directories, SP_APIDOC and SP_ActivityDOC. <text:line-break/><text:span text:style-name="T3">These contain the SP api docs in HTML. SP_APIDOC contains everything a SP developers needs while SP_ActivityDOC contains a subsection from SP_APIDOC needed by activity developers.</text:span></text:p>
        </text:list-item>
        <text:list-item>
          <text:p text:style-name="P20">CreateTemplate.py. This is the script that sets up the template, inserts database<text:line-break/>tables etc. We will use this script later.</text:p>
        </text:list-item>
        <text:list-item>
          <text:p text:style-name="P20">Rawtemplate.py. This is a template used by the CreateTemplate script.</text:p>
        </text:list-item>
        <text:list-item>
          <text:p text:style-name="P20">Template.icon.png. A png image which will be used the image for the menu button.</text:p>
        </text:list-item>
      </text:list>
      <text:p text:style-name="P9"/>
      <text:p text:style-name="P10">Create an activity Python module.</text:p>
      <text:p text:style-name="P8"/>
      <text:p text:style-name="P9">One important thing to be aware of is the license used, it's the GPLv3, all of SP uses the GPLv3. <text:s/>If you don't like the GPL or want to use a different license then you can't use SP.</text:p>
      <text:p text:style-name="P9"/>
      <text:p text:style-name="P12">If your still reading this we can proceed :-)</text:p>
      <text:p text:style-name="P8"/>
      <text:p text:style-name="P12">I've created a script that will set a activity module template, create mandatory database table, edit the menu XML file and setup a data directory and menu icon.</text:p>
      <text:p text:style-name="P12">It's called CreateTemplate.py.</text:p>
      <text:p text:style-name="P12"/>
      <text:p text:style-name="P11"><text:soft-page-break/>Start the CreateTemplate script and answer the questions.</text:p>
      <text:p text:style-name="P11">If you want to quit just anwser 'q' at some question.</text:p>
      <text:p text:style-name="P9">An important thing is the naming of your activity.</text:p>
      <text:p text:style-name="P11">The name of the activity python module must be in lowercase and can only contain letters and digits.</text:p>
      <text:p text:style-name="P9"/>
      <table:table table:name="Table6" table:style-name="Table6">
        <table:table-column table:style-name="Table6.A"/>
        <table:table-row>
          <table:table-cell table:style-name="Table6.A1" office:value-type="string">
            <text:p text:style-name="P4"/>
            <text:p text:style-name="P5">stas@mobi:~/temp$ cd trunk/</text:p>
            <text:p text:style-name="P5">stas@mobi:~/temp/trunk$ python CreateTemplate.py </text:p>
            <text:p text:style-name="P5">....</text:p>
            <text:p text:style-name="P5">(Read the text displayed)</text:p>
            <text:p text:style-name="P5">....</text:p>
            <text:p text:style-name="P5">Give the name of the activity: tester</text:p>
            <text:p text:style-name="P5">....</text:p>
            <text:p text:style-name="P5">Give the image path :template.icon.png</text:p>
            <text:p text:style-name="P5">....</text:p>
            <text:p text:style-name="P5">Give your name :Stas Zytkiewicz</text:p>
            <text:p text:style-name="P5">.....</text:p>
            <text:p text:style-name="P4"><text:span text:style-name="T3">Give your email address: </text:span><text:span text:style-name="T3">stas.zytkiewicz@gmail.com</text:span></text:p>
            <text:p text:style-name="P5">.....</text:p>
            <text:p text:style-name="P5">How many columns do you want to add to the dbase table? : [Enter]</text:p>
            <text:p text:style-name="P5">(We don't use additional columns. A base dbase table will be setup)</text:p>
            <text:p text:style-name="P5">....</text:p>
            <text:p text:style-name="P5">Are these correct? [y/n]y</text:p>
            <text:p text:style-name="P5">(A lot of output you should read as it contains instruction to finish the setup)</text:p>
            <text:p text:style-name="P4"/>
          </table:table-cell>
        </table:table-row>
      </table:table>
      <text:p text:style-name="P8"/>
      <text:p text:style-name="P12">Now first edit the SP_menu-dev.xml to use your activity. You must set the position node to a free space. The node is set to 1,1 meaning: first row, first column.</text:p>
      <text:p text:style-name="P12">In this case we set it to 4,1.</text:p>
      <text:p text:style-name="P12"/>
      <text:p text:style-name="P12">If the menu XML file is not properly setup <text:s/>your activity icon is never shown.</text:p>
      <text:p text:style-name="P12">(we used 'tester' as the name in this example)</text:p>
      <text:p text:style-name="P9"/>
      <table:table table:name="Table7" table:style-name="Table7">
        <table:table-column table:style-name="Table7.A"/>
        <table:table-row>
          <table:table-cell table:style-name="Table7.A1" office:value-type="string">
            <text:p text:style-name="P4"/>
            <text:p text:style-name="P4"><text:s text:c="2"/>&lt;?xml version="1.0" encoding="UTF-8"?&gt;</text:p>
            <text:p text:style-name="P4">...</text:p>
            <text:p text:style-name="P4"><text:s text:c="2"/>&lt;menuitem file="tester.icon.png"&gt;</text:p>
            <text:p text:style-name="P4"><text:s text:c="3"/>&lt;activity&gt;tester&lt;/activity&gt;</text:p>
            <text:p text:style-name="P4"><text:s text:c="3"/>&lt;position&gt;4,1&lt;/position&gt;</text:p>
            <text:p text:style-name="P4"><text:s text:c="3"/>&lt;tooltip&gt;tester&lt;/tooltip&gt;</text:p>
            <text:p text:style-name="P4"><text:s text:c="3"/>&lt;/menuitem&gt;</text:p>
            <text:p text:style-name="P4">....</text:p>
            <text:p text:style-name="P4"><text:s text:c="2"/>&lt;/rootmenu&gt;</text:p>
            <text:p text:style-name="P4"/>
          </table:table-cell>
        </table:table-row>
      </table:table>
      <text:p text:style-name="P9"/>
      <text:p text:style-name="P9">Now lets start your new activity.</text:p>
      <text:p text:style-name="P9">Open a xterm, cd to the SVN tree and start schoolsplay with the option “–-loglevel” set to debug:</text:p>
      <text:p text:style-name="P9"/>
      <table:table table:name="Table15" table:style-name="Table15">
        <table:table-column table:style-name="Table15.A"/>
        <table:table-row>
          <table:table-cell table:style-name="Table15.A1" office:value-type="string">
            <text:p text:style-name="P14"><text:s text:c="2"/></text:p>
            <text:p text:style-name="P14"><text:s text:c="2"/>stas@mobi:~$ cd temp/trunk/</text:p>
            <text:p text:style-name="P14"><text:s text:c="2"/>stas@mobi:~/temp/trunk$ python schoolsplay.py –-loglevel debug</text:p>
            <text:p text:style-name="P14"/>
          </table:table-cell>
        </table:table-row>
      </table:table>
      <text:p text:style-name="P9"/>
      <text:p text:style-name="P9">Schoolsplay will start while spewing all kinds of debug messages.</text:p>
      <text:p text:style-name="P9">A Login dialog will be displayed asking you for your user name and password.</text:p>
      <text:p text:style-name="P9">For now we just hit the login button</text:p>
      <text:p text:style-name="P9">You can hover with the mouse over the buttons to know their meaning.</text:p>
      <text:p text:style-name="P9">You will now have another window displaying the main schoolsplay screen with a menu with at <text:soft-page-break/>the top a frame with one or more main menu buttons and below that a big frame with the activity buttons.</text:p>
      <text:p text:style-name="P9">Again hover over the buttons to get a tooltip with the activities name.</text:p>
      <text:p text:style-name="P9">The icon displaying a paper with a wrench is the one for our activity.</text:p>
      <text:p text:style-name="P9">Click it and the “tester” activity will start.</text:p>
      <text:p text:style-name="P9">It doesn't do anything yet, only displaying a GTK label, but it should start without errors.</text:p>
      <text:p text:style-name="P9">You can click all the buttons while keeping an eye on the debug output in the xterm just to make sure that there are no errors.</text:p>
      <text:p text:style-name="P9">Hit the “quit” button to stop the activity and to return to the menu.</text:p>
      <text:p text:style-name="P9">Hit the quit button again to quit the menu and return to the login dialog.</text:p>
      <text:p text:style-name="P9">Hit the quit button to quit schoolsplay.</text:p>
      <text:p text:style-name="P9"/>
      <text:p text:style-name="P9">Congratulations, you've created your first schoolsplay activity :-)</text:p>
      <text:p text:style-name="P9"/>
      <text:p text:style-name="P8">Create the activity module.</text:p>
      <text:p text:style-name="P9"/>
      <text:p text:style-name="P9">Start you favorite Python IDE or text editor and open lib/tester.py.</text:p>
      <text:p text:style-name="P9">At the top of the file there's your name and email address and the copyright notice.</text:p>
      <text:p text:style-name="P9"/>
      <text:p text:style-name="P9">After the copyright notice there are a few import statements which imports a few modules</text:p>
      <text:p text:style-name="P9">you probably need and two empty classes are defined.</text:p>
      <text:p text:style-name="P9">If you know that you will not use them you can delete them.</text:p>
      <text:p text:style-name="P9"/>
      <text:p text:style-name="P9">One important module that's inported is “utils.py”.</text:p>
      <text:p text:style-name="P9">Utils.py provides many functions and a few classes that will make your live easier.</text:p>
      <text:p text:style-name="P9">For more info about the utils module see the API docs.</text:p>
      <text:p text:style-name="P9"/>
      <text:p text:style-name="P9">Now we come to the mandatory class for every activity, “Activity”</text:p>
      <text:p text:style-name="P9">The class has various docstrings explaining what's going on so I will not repeat it here.</text:p>
      <text:p text:style-name="P9"/>
      <text:p text:style-name="P9">First you see the loggers being setup and an instance of the SPGoodies class is setup.</text:p>
      <text:p text:style-name="P9">The SPGoodies class provides references to various parts of the SPC, directory locations etc. </text:p>
      <text:p text:style-name="P9">For info about the SPGoodies class see the API docs.</text:p>
      <text:p text:style-name="P9">One important thing to notice is that you must not try to import the SPC and access it.</text:p>
      <text:p text:style-name="P9">If it's not provided by the SPGoodies object then there's a good reason for it.</text:p>
      <text:p text:style-name="P9"/>
      <text:p text:style-name="P9">Setting the data directory path for your activity. This directory should be used to store additional data like images, sounds etc.</text:p>
      <text:p text:style-name="P9"/>
      <table:table table:name="Table10" table:style-name="Table10">
        <table:table-column table:style-name="Table10.A"/>
        <table:table-row>
          <table:table-cell table:style-name="Table10.A1" office:value-type="string">
            <text:p text:style-name="P4"><text:s text:c="2"/></text:p>
            <text:p text:style-name="P4"><text:s text:c="2"/>self.my_datadir = os.path.join(self.SPG.get_libdir_path(),'TesterData')</text:p>
            <text:p text:style-name="P4"/>
          </table:table-cell>
        </table:table-row>
      </table:table>
      <text:p text:style-name="P9"/>
      <text:p text:style-name="P9">Next the GTK frame is setup.</text:p>
      <text:p text:style-name="P9">Every activity gets a frame from the core to act as the main window for the activity.</text:p>
      <text:p text:style-name="P9">You could regard the frame as the GTK toplevel window with stuff around it.</text:p>
      <text:p text:style-name="P9">Again take notice of the docstrings for additional information. </text:p>
      <text:p text:style-name="P9">When you used Glade to create a GUI you must also reparent your main frame.</text:p>
      <text:p text:style-name="P9">See the row1 activity for an example.</text:p>
      <text:p text:style-name="P9"><text:s/></text:p>
      <text:p text:style-name="P9">Next we see our great GTK GUI :-)</text:p>
      <text:p text:style-name="P9"/>
      <table:table table:name="Table8" table:style-name="Table8">
        <table:table-column table:style-name="Table8.A"/>
        <table:table-row>
          <table:table-cell table:style-name="Table8.A1" office:value-type="string">
            <text:p text:style-name="P14">....</text:p>
            <text:p text:style-name="P14"><text:s text:c="4"/># we use an alignment to center our stackwidget in the parentframe</text:p>
            <text:p text:style-name="P14"><text:s text:c="4"/>self.mainalignment = gtk.Alignment(xalign=0.5, yalign=0.5, xscale=1, yscale=1)</text:p>
            <text:p text:style-name="P14"><text:s text:c="4"/>self.parentframe.add(self.mainalignment)</text:p>
            <text:p text:style-name="P14"><text:s text:c="4"/># TESTCODE remove these two lines in a real activity </text:p>
            <text:p text:style-name="P14"><text:s text:c="4"/>self.mainalignment.add(gtk.Label("TEST LABEL")) </text:p>
            <text:p text:style-name="P14"><text:s text:c="4"/>self.mainalignment.show_all()</text:p>
            <text:p text:style-name="P14">.....</text:p>
          </table:table-cell>
        </table:table-row>
      </table:table>
      <text:p text:style-name="P9"/>
      <text:p text:style-name="P9"><text:soft-page-break/>The parent for all the activity widgets will be the gtk.Alignment that's added to the Frame</text:p>
      <text:p text:style-name="P9">from SPC.</text:p>
      <text:p text:style-name="P9">As you see it contains only a Label but it can be any GTK widget.</text:p>
      <text:p text:style-name="P9">In most activities this would be a GTK Frame which holds the activities GUI.</text:p>
      <text:p text:style-name="P9">Now we remove the two lines below “#TESTCODE”.</text:p>
      <text:p text:style-name="P9"/>
      <text:p text:style-name="P9">Next we get a references to the SPC topbar widget with the numbers range toggle buttons, solution button and exercise counter.</text:p>
      <text:p text:style-name="P9">See the API docs for info about this widget.</text:p>
      <text:p text:style-name="P9">Then the observer functions are registered with the topbar. Read the comments for additional info.</text:p>
      <text:p text:style-name="P9">Below that we come to the first two methods, _numbersrange_observer and _solutionbut_observer.</text:p>
      <text:p text:style-name="P9">We not going to change them.</text:p>
      <text:p text:style-name="P9"/>
      <text:p text:style-name="P9">Now we replace some of the 'help' strings:</text:p>
      <text:p text:style-name="P9"/>
      <table:table table:name="Table11" table:style-name="Table11">
        <table:table-column table:style-name="Table11.A"/>
        <table:table-row>
          <table:table-cell table:style-name="Table11.A1" office:value-type="string">
            <text:p text:style-name="P4"/>
            <text:p text:style-name="P4"><text:s text:c="2"/>def get_helptitle(self):</text:p>
            <text:p text:style-name="P4"><text:s text:c="7"/>"""Mandatory method"""</text:p>
            <text:p text:style-name="P4"><text:s text:c="7"/>return _("Tester")</text:p>
            <text:p text:style-name="P4"><text:s text:c="3"/></text:p>
            <text:p text:style-name="P4"><text:s text:c="3"/>def get_name(self):</text:p>
            <text:p text:style-name="P4"><text:s text:c="7"/>"""Mandatory method, returnt string must be in lowercase."""</text:p>
            <text:p text:style-name="P4"><text:s text:c="7"/>return "tester"</text:p>
            <text:p text:style-name="P4"><text:s text:c="3"/></text:p>
            <text:p text:style-name="P4"><text:s text:c="3"/>def get_help(self):</text:p>
            <text:p text:style-name="P4"><text:s text:c="7"/>"""Mandatory methods"""</text:p>
            <text:p text:style-name="P4"><text:s text:c="7"/>text = [_("The aim of this activity:"),</text:p>
            <text:p text:style-name="P4"><text:s text:c="7"/>" ",</text:p>
            <text:p text:style-name="P4"><text:s text:c="7"/>_("Simple activity which only serves as an example."),</text:p>
            <text:p text:style-name="P4"><text:s text:c="7"/>_("Solve the exercise and hit the solution button."),</text:p>
            <text:p text:style-name="P4"><text:s text:c="7"/>" ",</text:p>
            <text:p text:style-name="P4"><text:s text:c="7"/>_("Difficulty : 4-99 years"),</text:p>
            <text:p text:style-name="P4"><text:s text:c="7"/>" "]</text:p>
            <text:p text:style-name="P4"/>
          </table:table-cell>
        </table:table-row>
      </table:table>
      <text:p text:style-name="P9"/>
      <text:p text:style-name="P9">As a reminder, the _() is to make it translatable and the “ “ are empty lines.</text:p>
      <text:p text:style-name="P9"/>
      <text:p text:style-name="P9">The “The aim..” and “Difficulty..” lines are mandatory for all activities. This is to get a consisted look for all help messages in the activities.</text:p>
      <text:p text:style-name="P9"/>
      <text:p text:style-name="P9">The 'get_name' method must return the same name as the module but without the extension without localization, you must <text:span text:style-name="T5">not</text:span> localize the string returned by the 'get_name' method. </text:p>
      <text:p text:style-name="P9">Your activity will <text:span text:style-name="T5">not</text:span> work properly and will cause all kinds of errors if you do.</text:p>
      <text:p text:style-name="P9"/>
      <text:p text:style-name="P25">Create an exercise class.</text:p>
      <text:p text:style-name="P12"/>
      <text:p text:style-name="P12">Out test exercise will be a math exercise where the user has to add two numbers and</text:p>
      <text:p text:style-name="P12">type the solution in a GTK entrybox.</text:p>
      <text:p text:style-name="P9">First we will set up a class that contains the exercise. You can of course use whatever design you like but for this example we use a class object containing the complete exercise.</text:p>
      <text:p text:style-name="P9"/>
      <table:table table:name="Table12" table:style-name="Table12">
        <table:table-column table:style-name="Table12.A"/>
        <table:table-row>
          <table:table-cell table:style-name="Table12.A1" office:value-type="string">
            <text:p text:style-name="P14"/>
            <text:p text:style-name="P14">class Exercise:</text:p>
            <text:p text:style-name="P14"><text:s text:c="4"/>def __init__(self, numberrange=10):</text:p>
            <text:p text:style-name="P14"><text:s text:c="8"/># our main frame</text:p>
            <text:p text:style-name="P14"><text:s text:c="8"/>self.frame = gtk.Frame(label="Test exercise")</text:p>
            <text:p text:style-name="P14"><text:s text:c="8"/># needed to center the box</text:p>
            <text:p text:style-name="P14"><text:s text:c="8"/>align = gtk.Alignment(xalign=0.5, yalign=0.5)</text:p>
            <text:p text:style-name="P14"><text:s text:c="8"/># stack our boxes</text:p>
            <text:p text:style-name="P14"><text:soft-page-break/><text:s text:c="8"/>hbox = gtk.HBox()</text:p>
            <text:p text:style-name="P14"><text:s text:c="8"/>align.add(hbox)</text:p>
            <text:p text:style-name="P14"><text:s text:c="8"/>self.frame.add(align)</text:p>
            <text:p text:style-name="P14"><text:s text:c="8"/># get our entry boxes and pack them inside the gtk.HBox</text:p>
            <text:p text:style-name="P14"><text:s text:c="8"/>self.entry_0 = gtk.Entry(max=4)# first number</text:p>
            <text:p text:style-name="P14"><text:s text:c="8"/>self.entry_0.set_width_chars(4)</text:p>
            <text:p text:style-name="P14"><text:s text:c="8"/>self.entry_0.set_text(str(random.randint(1, numberrange)))</text:p>
            <text:p text:style-name="P14"><text:s text:c="8"/>self.entry_0.set_editable(False)# we don't want the user to edit the entry</text:p>
            <text:p text:style-name="P14"><text:s text:c="8"/>hbox.pack_start(self.entry_0, expand=False, fill=False, padding=4)</text:p>
            <text:p text:style-name="P14"/>
            <text:p text:style-name="P14"><text:s text:c="8"/>hbox.pack_start(gtk.Label(" + "), expand=False, fill=False, padding=4)</text:p>
            <text:p text:style-name="P14"/>
            <text:p text:style-name="P14"><text:s text:c="8"/>self.entry_1 = gtk.Entry(max=4)#second number</text:p>
            <text:p text:style-name="P14"><text:s text:c="8"/>self.entry_1.set_width_chars(4)</text:p>
            <text:p text:style-name="P14"><text:s text:c="8"/>self.entry_1.set_text(str(random.randint(1, numberrange)))</text:p>
            <text:p text:style-name="P14"><text:s text:c="8"/>self.entry_1.set_editable(False)</text:p>
            <text:p text:style-name="P14"><text:s text:c="8"/>hbox.pack_start(self.entry_1, expand=False, fill=False, padding=4)</text:p>
            <text:p text:style-name="P14"><text:s text:c="8"/></text:p>
            <text:p text:style-name="P14"><text:s text:c="8"/>hbox.pack_start(gtk.Label(" = "), expand=False, fill=False, padding=4)</text:p>
            <text:p text:style-name="P14"/>
            <text:p text:style-name="P14"><text:s text:c="8"/>self.entry_2 = gtk.Entry(max=4)#solution</text:p>
            <text:p text:style-name="P14"><text:s text:c="8"/>self.entry_2.set_width_chars(4)</text:p>
            <text:p text:style-name="P14"><text:s text:c="8"/>hbox.pack_start(self.entry_2, expand=False, fill=False, padding=4)</text:p>
            <text:p text:style-name="P14"><text:s text:c="8"/></text:p>
            <text:p text:style-name="P14"><text:s text:c="4"/>def get_frame(self):</text:p>
            <text:p text:style-name="P14"><text:s text:c="8"/>return self.frame</text:p>
            <text:p text:style-name="P14"><text:s text:c="8"/></text:p>
          </table:table-cell>
        </table:table-row>
      </table:table>
      <text:p text:style-name="P9"/>
      <text:p text:style-name="P9">The constructor (def __init__) sets up all the GTK boxes and entries needed to package three</text:p>
      <text:p text:style-name="P9">entry boxes. I also added a method “get_frame” because I don't like accessing class members directly but that's a matter of taste.</text:p>
      <text:p text:style-name="P9"/>
      <text:p text:style-name="P9">Next we will edit the “start” method.</text:p>
      <text:p text:style-name="P9">This method is the first which is called by SPC after loading and instancing you Activity class.</text:p>
      <text:p text:style-name="P9"/>
      <table:table table:name="Table13" table:style-name="Table13">
        <table:table-column table:style-name="Table13.A"/>
        <table:table-row>
          <table:table-cell table:style-name="Table13.A1" office:value-type="string">
            <text:p text:style-name="P14"/>
            <text:p text:style-name="P14">def start(self):</text:p>
            <text:p text:style-name="P14"><text:s text:c="8"/>"""Mandatory method."""</text:p>
            <text:p text:style-name="P14"><text:s text:c="8"/>pass</text:p>
            <text:p text:style-name="P14"/>
          </table:table-cell>
        </table:table-row>
      </table:table>
      <text:p text:style-name="P9">Remove the pass command and change it into this:</text:p>
      <text:p text:style-name="P9"/>
      <table:table table:name="Table9" table:style-name="Table9">
        <table:table-column table:style-name="Table9.A"/>
        <table:table-row>
          <table:table-cell table:style-name="Table9.A1" office:value-type="string">
            <text:p text:style-name="P14"/>
            <text:p text:style-name="P14">def start(self):</text:p>
            <text:p text:style-name="P14"><text:s text:c="8"/>"""Mandatory method."""</text:p>
            <text:p text:style-name="P14"><text:s text:c="8"/># start is called once after the module is loaded</text:p>
            <text:p text:style-name="P14"><text:s text:c="8"/>self.exercise = None</text:p>
            <text:p text:style-name="P14"/>
          </table:table-cell>
        </table:table-row>
      </table:table>
      <text:p text:style-name="P9"/>
      <text:p text:style-name="P9">Change “next_level” into:</text:p>
      <text:p text:style-name="P9"/>
      <table:table table:name="Table14" table:style-name="Table14">
        <table:table-column table:style-name="Table14.A"/>
        <table:table-row>
          <table:table-cell table:style-name="Table14.A1" office:value-type="string">
            <text:p text:style-name="P14"/>
            <text:p text:style-name="P14">def next_level(self,level,dbmapper):</text:p>
            <text:p text:style-name="P14"><text:s text:c="8"/>"""Mandatory method.</text:p>
            <text:p text:style-name="P14"><text:s text:c="8"/>Return True if there levels left.</text:p>
            <text:p text:style-name="P14"><text:s text:c="8"/>False when no more levels left."""</text:p>
            <text:p text:style-name="P14"><text:s text:c="8"/># SP has maximum 4 levels</text:p>
            <text:p text:style-name="P14"><text:s text:c="8"/>if self.exercise:</text:p>
            <text:p text:style-name="P14"><text:soft-page-break/><text:s text:c="12"/># make sure we clear the alignment before we add a widget</text:p>
            <text:p text:style-name="P14"><text:s text:c="12"/>self.mainalignment.remove(self.exercise.get_frame())</text:p>
            <text:p text:style-name="P14"><text:s text:c="8"/>self.exercise = Exercise(self.topbar.get_numbersrange())</text:p>
            <text:p text:style-name="P14"><text:s text:c="8"/>self.mainalignment.add(self.exercise.get_frame())</text:p>
            <text:p text:style-name="P14"><text:s text:c="8"/>self.mainalignment.show_all()</text:p>
            <text:p text:style-name="P14"><text:s text:c="8"/>return True</text:p>
            <text:p text:style-name="P14"/>
          </table:table-cell>
        </table:table-row>
      </table:table>
      <text:p text:style-name="P9"/>
      <text:p text:style-name="P9">Never mind the methods arguments, we won't use them.</text:p>
      <text:p text:style-name="P9"/>
      <text:p text:style-name="P9">Now start schoolsplay again and choose the tester activity. Make sure the exercise is displayed</text:p>
      <text:p text:style-name="P9">without errors. (Remember to start schoolsplay with the –debuglevel set to debug)</text:p>
      <text:p text:style-name="P9"/>
      <text:p text:style-name="P9">Next we will extand our Exercise class with a “check_exercise” method that will be called when the user hits the “check solution” button in the topbar.</text:p>
      <text:p text:style-name="P9"/>
      <table:table table:name="Table16" table:style-name="Table16">
        <table:table-column table:style-name="Table16.A"/>
        <table:table-row>
          <table:table-cell table:style-name="Table16.A1" office:value-type="string">
            <text:p text:style-name="P14"/>
            <text:p text:style-name="P14">def check_solution(self):</text:p>
            <text:p text:style-name="P14"><text:s text:c="8"/>"""Checks the solution and returns true when it's correct and false when </text:p>
            <text:p text:style-name="P14"><text:s text:c="8"/>wrong."""</text:p>
            <text:p text:style-name="P14"><text:s text:c="8"/>num0 = int(self.entry_0.get_text())</text:p>
            <text:p text:style-name="P14"><text:s text:c="8"/>num1 = int(self.entry_1.get_text())</text:p>
            <text:p text:style-name="P14"><text:s text:c="8"/>num2 = int(self.entry_2.get_text())</text:p>
            <text:p text:style-name="P14"><text:s text:c="8"/>result = num0 + num1 == num2</text:p>
            <text:p text:style-name="P14"><text:s text:c="8"/>if not result:</text:p>
            <text:p text:style-name="P14"><text:s text:c="12"/># color the entry red to indicate a wrong solution</text:p>
            <text:p text:style-name="P14"><text:s text:c="12"/>self.entry_2.set_text('')</text:p>
            <text:p text:style-name="P14"><text:s text:c="12"/>self.entry_2.modify_base(gtk.STATE_NORMAL,gtk.gdk.color_parse(RED))</text:p>
            <text:p text:style-name="P14"><text:s text:c="8"/>else:# it could be that it was red</text:p>
            <text:p text:style-name="P14"><text:s text:c="12"/>self.entry_2.modify_base(gtk.STATE_NORMAL, gtk.gdk.color_parse(WHITE))</text:p>
            <text:p text:style-name="P14"><text:s text:c="8"/>return result</text:p>
            <text:p text:style-name="P14"/>
          </table:table-cell>
        </table:table-row>
      </table:table>
      <text:p text:style-name="P9"/>
      <text:p text:style-name="P9">Now we going to act on a user event. In this case the solution button is hit and our callback function _solutionbut_observer is called as it was connected to that event. And when the solution is correct we move to the next level.</text:p>
      <text:p text:style-name="P9"/>
      <text:p text:style-name="P9">Change the _<text:span text:style-name="T7">solution_observer method into:</text:span></text:p>
      <text:p text:style-name="P9"><text:span text:style-name="T7"/></text:p>
      <table:table table:name="Table17" table:style-name="Table17">
        <table:table-column table:style-name="Table17.A"/>
        <table:table-row>
          <table:table-cell table:style-name="Table17.A1" office:value-type="string">
            <text:p text:style-name="P14"/>
            <text:p text:style-name="P14">def _solutionbut_observer(self):</text:p>
            <text:p text:style-name="P14"><text:s text:c="8"/>self.logger.debug("_solutionbut_observer called")</text:p>
            <text:p text:style-name="P14"><text:s text:c="8"/>if self.exercise.check_solution():</text:p>
            <text:p text:style-name="P14"><text:s text:c="12"/># let SPC decide what next</text:p>
            <text:p text:style-name="P14"><text:s text:c="12"/>self.SPG.tellcore_level_end()</text:p>
            <text:p text:style-name="P14"/>
          </table:table-cell>
        </table:table-row>
      </table:table>
      <text:p text:style-name="P9"/>
      <text:p text:style-name="P9">Again start schoolsplay to see if all works as expected.</text:p>
      <text:p text:style-name="P9"/>
      <text:p text:style-name="P9">Now we have a working activity which reacts to an user event and goes to the next level but it's not yet ready.</text:p>
      <text:p text:style-name="P9">We must add support for multiple exercises in one level.</text:p>
      <text:p text:style-name="P9">Not all activities must have multiple exercises in one level but in our case, one exercise per level is not what we want.</text:p>
      <text:p text:style-name="P9"/>
      <text:p text:style-name="P9">So we start to refactor some of the methods.</text:p>
      <text:p text:style-name="P9">First we have to add a method called “_next_exercise” and place the code from “next_level”</text:p>
      <text:p text:style-name="P9">into this method, a check to see if we finished our exercises and decrease our exercise counter.</text:p>
      <text:p text:style-name="P9"><text:soft-page-break/>The underscore in front of the name is to indicate it's a “private” method, again just a matter of taste.</text:p>
      <text:p text:style-name="P9"/>
      <table:table table:name="Table18" table:style-name="Table18">
        <table:table-column table:style-name="Table18.A"/>
        <table:table-row>
          <table:table-cell table:style-name="Table18.A1" office:value-type="string">
            <text:p text:style-name="P14"/>
            <text:p text:style-name="P14">def _next_exercise(self):</text:p>
            <text:p text:style-name="P14"><text:s text:c="8"/>"""We have 4 exercises in one level"""</text:p>
            <text:p text:style-name="P14"><text:s text:c="8"/>if self.execounter == 0 :</text:p>
            <text:p text:style-name="P14"><text:s text:c="12"/>self.SPG.tellcore_level_end()</text:p>
            <text:p text:style-name="P14"><text:s text:c="8"/>if self.exercise:</text:p>
            <text:p text:style-name="P14"><text:s text:c="12"/># make sure we clear the alignment before we add a widget</text:p>
            <text:p text:style-name="P14"><text:s text:c="12"/>self.mainalignment.remove(self.exercise.get_frame())</text:p>
            <text:p text:style-name="P14"><text:s text:c="8"/>self.exercise = Exercise(self.topbar.get_numbersrange())</text:p>
            <text:p text:style-name="P14"><text:s text:c="8"/>self.mainalignment.add(self.exercise.get_frame())</text:p>
            <text:p text:style-name="P14"><text:s text:c="8"/>self.mainalignment.show_all()</text:p>
            <text:p text:style-name="P14"><text:s text:c="8"/>self.execounter -= 1</text:p>
            <text:p text:style-name="P14"/>
          </table:table-cell>
        </table:table-row>
      </table:table>
      <text:p text:style-name="P9"/>
      <text:p text:style-name="P9">Now replace the code in “next_level” with this:</text:p>
      <text:p text:style-name="P9"/>
      <table:table table:name="Table19" table:style-name="Table19">
        <table:table-column table:style-name="Table19.A"/>
        <table:table-row>
          <table:table-cell table:style-name="Table19.A1" office:value-type="string">
            <text:p text:style-name="P14"/>
            <text:p text:style-name="P14">def next_level(self,level,dbmapper):</text:p>
            <text:p text:style-name="P14"><text:s text:c="8"/>"""Mandatory method.</text:p>
            <text:p text:style-name="P14"><text:s text:c="8"/>Return True if there levels left.</text:p>
            <text:p text:style-name="P14"><text:s text:c="8"/>False when no more levels left."""</text:p>
            <text:p text:style-name="P14"><text:s text:c="8"/># SP has maximum 4 levels</text:p>
            <text:p text:style-name="P14"><text:s text:c="8"/>self.execounter = 4 # 4 exercises in one level</text:p>
            <text:p text:style-name="P14"><text:s text:c="8"/>self._next_exercise()</text:p>
            <text:p text:style-name="P14"><text:s text:c="8"/>return True</text:p>
            <text:p text:style-name="P14"/>
          </table:table-cell>
        </table:table-row>
      </table:table>
      <text:p text:style-name="P9"/>
      <text:p text:style-name="P9">And replace the code in the solution callback:</text:p>
      <text:p text:style-name="P9"/>
      <table:table table:name="Table20" table:style-name="Table20">
        <table:table-column table:style-name="Table20.A"/>
        <table:table-row>
          <table:table-cell table:style-name="Table20.A1" office:value-type="string">
            <text:p text:style-name="P14"/>
            <text:p text:style-name="P14">def _solutionbut_observer(self):</text:p>
            <text:p text:style-name="P14"><text:s text:c="8"/>self.logger.debug("_solutionbut_observer called")</text:p>
            <text:p text:style-name="P14"><text:s text:c="8"/>if self.exercise.check_solution():</text:p>
            <text:p text:style-name="P14"><text:s text:c="12"/>self._next_exercise()</text:p>
            <text:p text:style-name="P14"/>
          </table:table-cell>
        </table:table-row>
      </table:table>
      <text:p text:style-name="P9"/>
      <text:p text:style-name="P9">And check to see if it works without errors. Take notice of any GTK errors as they are catch by the GTK mainloop and don't trow an exception. </text:p>
      <text:p text:style-name="P9"/>
      <text:p text:style-name="P4">If all went well you have a simple activity that can serve as a starting point for your own activity.</text:p>
      <text:p text:style-name="P4">There are some things that our activity doesn't do like reacting to a numbersrange change nor do we store results in the database.</text:p>
      <text:p text:style-name="P4">You should look at the “row1.py” and “stack1.py” activity modules for those things.</text:p>
      <text:p text:style-name="P4"/>
      <text:p text:style-name="P4">If you have any questions, comments or want help go to the schoolsplay mailinglist:</text:p>
      <text:p text:style-name="P4"><text:s/><text:a xlink:type="simple" xlink:href="https://lists.sourceforge.net/lists/listinfo/schoolsplay-devel"><text:span text:style-name="T8">https://lists.sourceforge.net/lists/listinfo/schoolsplay-devel</text:span></text:a></text:p>
      <text:p text:style-name="P4"><text:span text:style-name="T8"/></text:p>
      <text:p text:style-name="P4"><text:span text:style-name="T8">Happy hacking and don't forget to share your activity with us so that we can include it into schoolsplay.</text:span></text:p>
      <text:p text:style-name="P4"><text:span text:style-name="T8"/></text:p>
      <text:p text:style-name="P4"><text:span text:style-name="T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ce style:name="DejaVu Sans Condensed" svg:font-family="'DejaVu Sans Condensed'"/>
    <style:font-face style:name="DejaVu Sans Mono" svg:font-family="'DejaVu Sans Mono'"/>
    <style:font-face style:name="Nimbus Roman No9 L1" svg:font-family="'Nimbus Roman No9 L'"/>
    <style:font-face style:name="StarSymbol" svg:font-family="StarSymbol"/>
    <style:font-face style:name="Times New Roman" svg:font-family="'Times New Roman'"/>
    <style:font-face style:name="FreeSerif" svg:font-family="FreeSerif" style:font-family-generic="roman"/>
    <style:font-face style:name="Nimbus Roman No9 L" svg:font-family="'Nimbus Roman No9 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Nimbus Roman No9 L"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fo:keep-with-next="always"/>
      <style:text-properties style:font-name="DejaVu Sans Condensed" fo:font-size="11pt"/>
    </style:style>
    <style:style style:name="Text_20_body" style:display-name="Text body" style:family="paragraph" style:parent-style-name="Normal" style:class="text">
      <style:paragraph-properties fo:margin-top="0in" fo:margin-bottom="0.0835in"/>
    </style:style>
    <style:style style:name="Caption" style:family="paragraph" style:parent-style-name="Normal" style:class="extra">
      <style:paragraph-properties fo:margin-top="0.0835in" fo:margin-bottom="0.0835in"/>
      <style:text-properties style:font-name="DejaVu Sans" fo:font-size="12pt" fo:font-style="italic"/>
    </style:style>
    <style:style style:name="List" style:family="paragraph" style:parent-style-name="Text_20_body" style:class="list">
      <style:text-properties style:font-name="DejaVu Sans" fo:font-size="12pt"/>
    </style:style>
    <style:style style:name="Contents_20_Heading" style:display-name="Contents Heading" style:family="paragraph" style:parent-style-name="Heading" style:class="index">
      <style:paragraph-properties fo:margin-left="0in" fo:margin-right="0in" fo:text-indent="0in" style:auto-text-indent="false"/>
      <style:text-properties fo:font-size="16pt" fo:font-weight="bold"/>
    </style:style>
    <style:style style:name="Index" style:family="paragraph" style:parent-style-name="Normal" style:class="index">
      <style:text-properties style:font-name="DejaVu Sans" fo:font-size="12pt"/>
    </style:style>
    <style:style style:name="Heading_20_1" style:display-name="Heading 1" style:family="paragraph" style:parent-style-name="Heading" style:next-style-name="Text_20_body" style:class="text">
      <style:text-properties fo:font-size="13pt" fo:font-weight="bold"/>
    </style:style>
    <style:style style:name="Heading_20_2" style:display-name="Heading 2" style:family="paragraph" style:parent-style-name="Heading" style:next-style-name="Text_20_body" style:class="text">
      <style:text-properties style:font-name="Nimbus Roman No9 L1" fo:font-size="18pt" fo:font-weight="bold"/>
    </style:style>
    <style:style style:name="Normal" style:family="paragraph">
      <style:paragraph-properties fo:margin-left="0in" fo:margin-right="0in" fo:margin-top="0in" fo:margin-bottom="0in" fo:text-align="start" style:justify-single-word="false" fo:widows="2" fo:text-indent="0in" style:auto-text-indent="false" fo:background-color="transparent">
        <style:background-image/>
      </style:paragraph-properties>
      <style:text-properties fo:color="#000000" style:font-name="Times New Roman" fo:font-size="12pt" fo:language="en" fo:country="U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StarSymbol" fo:font-size="9pt"/>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Teletype_5f_text" style:display-name="Teletype_text" style:family="text">
      <style:text-properties style:font-name="DejaVu Sans Mono"/>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Normal">
      <style:paragraph-properties fo:text-align="end" style:justify-single-word="false"/>
      <style:text-properties fo:font-size="10pt"/>
    </style:style>
    <style:page-layout style:name="pm1">
      <style:page-layout-properties fo:page-width="8.2681in" fo:page-height="11.6929in" style:num-format="1" style:print-orientation="portrait" fo:margin-top="0.6902in" fo:margin-bottom="0.6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as</meta:initial-creator>
    <meta:creation-date>2007-01-03T13:56:07</meta:creation-date>
    <dc:creator>Stas Zytkiewicz</dc:creator>
    <dc:date>2009-01-18T16:14:07</dc:date>
    <dc:language>en-US</dc:language>
    <meta:editing-cycles>8</meta:editing-cycles>
    <meta:editing-duration>P1DT4H32M14S</meta:editing-duration>
    <meta:user-defined meta:name="Info 1"/>
    <meta:user-defined meta:name="Info 2"/>
    <meta:user-defined meta:name="Info 3"/>
    <meta:user-defined meta:name="Info 4"/>
    <meta:document-statistic meta:table-count="20" meta:image-count="0" meta:object-count="0" meta:page-count="10" meta:paragraph-count="397" meta:word-count="3888" meta:character-count="24381"/>
  </office:meta>
</office:document-meta>
</file>